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OINT</text:h>
      <text:h text:style-name="Heading_20_2" text:outline-level="2">Type SPLL: static point lat/long (WGS84)</text:h>
      <text:p text:style-name="Preformatted_20_Text">POINT &lt;name&gt; = SPLL(&lt;lat&gt;, &lt;long&gt;, &lt;alt&gt;[, &lt;radius&gt;])</text:p>
      <text:p text:style-name="P1">&lt;lat&gt; is the latitude coordinate </text:p>
      <text:p text:style-name="P1">&lt;long&gt; is the longitude coordinate </text:p>
      <text:p text:style-name="P1">&lt;alt&gt; is the altitude (in feet) </text:p>
      <text:p text:style-name="P1">&lt;radius&gt; is the radius to draw around the point on the map (in meters)</text:p>
      <text:h text:style-name="Heading_20_2" text:outline-level="2">Type SPCH:</text:h>
      <text:h text:style-name="Heading_20_2" text:outline-level="2">Type SPUTM: static point UTM </text:h>
      <text:p text:style-name="Preformatted_20_Text">POINT &lt;name&gt; = SPUTM(&lt;latZone&gt;, &lt;longZone&gt;, &lt;easting&gt;, &lt;northing&gt;, &lt;alt&gt;[, &lt;radius&gt;])</text:p>
      <text:p text:style-name="P1">&lt;latZone&gt; is the latitude zone number</text:p>
      <text:p text:style-name="P1">&lt;longZone&gt; is the longitude zone character </text:p>
      <text:p text:style-name="P1">&lt;easting&gt; is the easting coordinate </text:p>
      <text:p text:style-name="P1">&lt;northing&gt; is the northing coordinate </text:p>
      <text:p text:style-name="P1">&lt;alt&gt; is the altitude (in feet) </text:p>
      <text:p text:style-name="P1">&lt;radius&gt; is the radius to draw around the point on the map (in meters)</text:p>
      <text:h text:style-name="Heading_20_2" text:outline-level="2">Type SPFT:</text:h>
      <text:h text:style-name="Heading_20_2" text:outline-level="2">Type SPFV:</text:h>
      <text:h text:style-name="Heading_20_1" text:outline-level="1">AREA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left="1cm" fo:margin-right="1cm" fo:margin-top="0.3cm" fo:margin-bottom="0.3cm" fo:text-indent="0cm" style:auto-text-indent="false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1T21:53:08.09</meta:creation-date>
    <meta:document-statistic meta:table-count="0" meta:image-count="0" meta:object-count="0" meta:page-count="1" meta:paragraph-count="19" meta:word-count="107" meta:character-count="672"/>
    <dc:date>2010-10-21T21:57:57.82</dc:date>
    <meta:editing-duration>PT00H04M50S</meta:editing-duration>
    <meta:editing-cycles>1</meta:editing-cycles>
    <meta:generator>OpenOffice.org/3.2$Win32 OpenOffice.org_project/320m12$Build-9483</meta:generator>
  </office:meta>
</office:document-meta>
</file>